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onymousPro" svg:font-family="AnonymousPro" style:font-family-generic="roman" style:font-pitch="variable"/>
    <style:font-face style:name="AnonymousPro-Bold" svg:font-family="AnonymousPro-Bold" style:font-family-generic="roman" style:font-pitch="variable"/>
    <style:font-face style:name="AnonymousPro-Italic" svg:font-family="AnonymousPro-Italic" style:font-family-generic="roman" style:font-pitch="variable"/>
    <style:font-face style:name="Liberation Serif" svg:font-family="'Liberation Serif'" style:font-family-generic="roman" style:font-pitch="variable"/>
    <style:font-face style:name="LinLibertine" svg:font-family="LinLibertine" style:font-family-generic="roman" style:font-pitch="variable"/>
    <style:font-face style:name="OpenSans-Bold" svg:font-family="OpenSans-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a67df" officeooo:paragraph-rsid="001ae25a"/>
    </style:style>
    <style:style style:name="P2" style:family="paragraph" style:parent-style-name="Footer">
      <style:text-properties officeooo:rsid="000a67df" officeooo:paragraph-rsid="001ae25a"/>
    </style:style>
    <style:style style:name="P3" style:family="paragraph" style:parent-style-name="Standard">
      <style:paragraph-properties fo:text-align="start" style:justify-single-word="false"/>
      <style:text-properties style:font-name="LinLibertine" fo:font-size="10pt" fo:language="gl" fo:country="ES" officeooo:paragraph-rsid="001c6d7d" style:font-size-asian="10pt"/>
    </style:style>
    <style:style style:name="P4" style:family="paragraph" style:parent-style-name="Standard">
      <style:paragraph-properties fo:text-align="start" style:justify-single-word="false"/>
      <style:text-properties style:font-name="LinLibertine" fo:font-size="10pt" fo:language="gl" fo:country="ES" officeooo:paragraph-rsid="001d0f2f" style:font-size-asian="10pt"/>
    </style:style>
    <style:style style:name="P5" style:family="paragraph" style:parent-style-name="Standard">
      <style:paragraph-properties fo:text-align="start" style:justify-single-word="false"/>
      <style:text-properties style:font-name="LinLibertine" fo:font-size="10pt" fo:language="gl" fo:country="ES" officeooo:paragraph-rsid="001e06ce" style:font-size-asian="10pt"/>
    </style:style>
    <style:style style:name="P6" style:family="paragraph" style:parent-style-name="Standard">
      <style:paragraph-properties fo:text-align="start" style:justify-single-word="false"/>
      <style:text-properties style:font-name="LinLibertine" fo:font-size="10pt" fo:language="gl" fo:country="ES" officeooo:rsid="001d0f2f" officeooo:paragraph-rsid="001d0f2f" style:font-size-asian="10pt"/>
    </style:style>
    <style:style style:name="P7" style:family="paragraph" style:parent-style-name="Standard">
      <style:paragraph-properties fo:text-align="start" style:justify-single-word="false"/>
      <style:text-properties style:font-name="LinLibertine" fo:font-size="10pt" fo:language="gl" fo:country="ES" officeooo:rsid="001e06ce" officeooo:paragraph-rsid="001e06ce" style:font-size-asian="10pt"/>
    </style:style>
    <style:style style:name="P8" style:family="paragraph" style:parent-style-name="Standard">
      <style:text-properties style:font-name="LinLibertine" fo:font-size="10pt" fo:language="gl" fo:country="ES" officeooo:rsid="001c6d7d" officeooo:paragraph-rsid="001c6d7d" style:font-size-asian="10pt"/>
    </style:style>
    <style:style style:name="P9" style:family="paragraph" style:parent-style-name="Standard">
      <style:paragraph-properties fo:text-align="start" style:justify-single-word="false"/>
      <style:text-properties style:font-name="OpenSans-Bold" fo:font-size="12pt" fo:language="gl" fo:country="ES" fo:font-weight="bold" officeooo:rsid="0019ec1a" style:font-size-asian="12pt" style:font-weight-asian="bold"/>
    </style:style>
    <style:style style:name="P10" style:family="paragraph" style:parent-style-name="Standard">
      <style:paragraph-properties fo:text-align="start" style:justify-single-word="false"/>
      <style:text-properties fo:language="gl" fo:country="ES"/>
    </style:style>
    <style:style style:name="P11" style:family="paragraph" style:parent-style-name="Standard">
      <style:paragraph-properties fo:text-align="start" style:justify-single-word="false"/>
      <style:text-properties fo:language="gl" fo:country="ES" officeooo:paragraph-rsid="001c6d7d"/>
    </style:style>
    <style:style style:name="P12" style:family="paragraph" style:parent-style-name="Heading_20_1">
      <style:text-properties style:font-name="LinLibertine" fo:font-size="10pt" fo:language="gl" fo:country="ES" fo:font-weight="bold" officeooo:rsid="0019ec1a" officeooo:paragraph-rsid="0019ec1a" style:font-size-asian="10pt" style:font-weight-asian="bold" style:font-weight-complex="bold"/>
    </style:style>
    <style:style style:name="T1" style:family="text">
      <style:text-properties officeooo:rsid="001ae25a"/>
    </style:style>
    <style:style style:name="T2" style:family="text">
      <style:text-properties style:font-name="OpenSans-Bold" fo:font-size="12pt" fo:font-weight="bold" style:font-size-asian="12pt" style:font-weight-asian="bold"/>
    </style:style>
    <style:style style:name="T3" style:family="text">
      <style:text-properties style:font-name="OpenSans-Bold" fo:font-size="12pt" fo:font-weight="bold" officeooo:rsid="00180077" style:font-size-asian="12pt" style:font-weight-asian="bold"/>
    </style:style>
    <style:style style:name="T4" style:family="text">
      <style:text-properties style:font-name="OpenSans-Bold" fo:font-size="12pt" fo:font-weight="bold" officeooo:rsid="001c6d7d" style:font-size-asian="12pt" style:font-weight-asian="bold"/>
    </style:style>
    <style:style style:name="T5" style:family="text">
      <style:text-properties style:font-name="OpenSans-Bold" fo:font-size="12pt" fo:font-weight="bold" officeooo:rsid="001d0f2f" style:font-size-asian="12pt" style:font-weight-asian="bold"/>
    </style:style>
    <style:style style:name="T6" style:family="text">
      <style:text-properties style:font-name="OpenSans-Bold" fo:font-size="12pt" fo:font-weight="bold" officeooo:rsid="001e06ce" style:font-size-asian="12pt" style:font-weight-asian="bold"/>
    </style:style>
    <style:style style:name="T7" style:family="text">
      <style:text-properties style:font-name="LinLibertine" fo:font-size="10pt" style:font-size-asian="10pt"/>
    </style:style>
    <style:style style:name="T8" style:family="text">
      <style:text-properties style:font-name="LinLibertine" fo:font-size="10pt" officeooo:rsid="001c6d7d" style:font-size-asian="10pt"/>
    </style:style>
    <style:style style:name="T9" style:family="text">
      <style:text-properties style:font-name="LinLibertine" fo:font-size="10pt" officeooo:rsid="001e06ce" style:font-size-asian="10pt"/>
    </style:style>
    <style:style style:name="T10" style:family="text">
      <style:text-properties style:font-name="LinLibertine" fo:font-size="10pt" fo:language="gl" fo:country="ES" style:font-size-asian="10pt"/>
    </style:style>
    <style:style style:name="T11" style:family="text">
      <style:text-properties officeooo:rsid="001c6d7d"/>
    </style:style>
    <style:style style:name="T12" style:family="text">
      <style:text-properties officeooo:rsid="001d0f2f"/>
    </style:style>
    <style:style style:name="T13" style:family="text">
      <style:text-properties fo:language="gl" fo:country="ES"/>
    </style:style>
    <style:style style:name="T14" style:family="text">
      <style:text-properties officeooo:rsid="001e06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 <text:span text:style-name="T11">CADEAS</text:span></text:p>
      <text:p text:style-name="P8">Recurso para coñecer as funcións relacionadas con cadeas:</text:p>
      <text:p text:style-name="Standard"><text:a xlink:type="simple" xlink:href="https://diego.com.es/extraccion-de-strings-en-php" text:style-name="Internet_20_link" text:visited-style-name="Visited_20_Internet_20_Link"><text:span text:style-name="T10">https://diego.com.es/extraccion-de-strings-en-php</text:span></text:a></text:p>
      <text:p text:style-name="P11"><text:span text:style-name="T7"/></text:p>
      <text:p text:style-name="P11"><text:span text:style-name="T7">Escribe un programa que…</text:span></text:p>
      <text:p text:style-name="P11"><text:span text:style-name="T7"/></text:p>
      <text:p text:style-name="P10"><text:span text:style-name="T4">Cadeas</text:span><text:span text:style-name="T2"> </text:span><text:span text:style-name="T3">1</text:span></text:p>
      <text:p text:style-name="P10"><text:span text:style-name="T7">a) transform</text:span><text:span text:style-name="T8">e unha cadea en maiúsculas</text:span></text:p>
      <text:p text:style-name="P11"><text:span text:style-name="T7">b) transform</text:span><text:span text:style-name="T8">e unha cadea en minúsculas</text:span></text:p>
      <text:p text:style-name="P10"><text:span text:style-name="T7">c) </text:span><text:span text:style-name="T9">converte</text:span><text:span text:style-name="T8"> a primeira letra da oración en maiúscula</text:span></text:p>
      <text:p text:style-name="P10"><text:span text:style-name="T7">d) </text:span><text:span text:style-name="T9">converte</text:span><text:span text:style-name="T8"> a primeira letra de cada palabra da oración a maiúsculas</text:span></text:p>
      <text:p text:style-name="P9"/>
      <text:p text:style-name="P10"><text:span text:style-name="T4">Cadeas</text:span><text:span text:style-name="T2"> </text:span><text:span text:style-name="T3">2</text:span></text:p>
      <text:p text:style-name="P3"><text:span text:style-name="T11">Divida a cadea separando por dous puntos (o que puidera ser un formato hh:mm_ss)</text:span></text:p>
      <text:p text:style-name="P3"><text:span text:style-name="T11">Exemplo de entrada</text:span> : '0<text:span text:style-name="T11">9</text:span>2<text:span text:style-name="T11">4</text:span>0<text:span text:style-name="T11">2</text:span>' --<text:span text:style-name="T14">&gt; <text:tab/>Exemplo de saída</text:span> : 0<text:span text:style-name="T11">9</text:span>:2<text:span text:style-name="T11">4</text:span>:0<text:span text:style-name="T11">2</text:span></text:p>
      <text:p text:style-name="P3"/>
      <text:p text:style-name="P3"><text:span text:style-name="T4">Cadeas</text:span><text:span text:style-name="T2"> </text:span><text:span text:style-name="T4">3</text:span></text:p>
      <text:p text:style-name="P3"><text:span text:style-name="T11">Comprobe se unha cadea está contida dentro doutra cadea</text:span></text:p>
      <text:p text:style-name="P3">Exemplo de entrada : '<text:span text:style-name="T11">A galiña azul salta sobre o seu niño' --&gt; Comprobas se conten a palabra ‘salta’</text:span></text:p>
      <text:p text:style-name="P3"/>
      <text:p text:style-name="P3"><text:span text:style-name="T4">Cadeas</text:span><text:span text:style-name="T2"> </text:span><text:span text:style-name="T4">4</text:span></text:p>
      <text:p text:style-name="P3"><text:span text:style-name="T14">Extraia o nome do ficheiro dunha ruta</text:span></text:p>
      <text:p text:style-name="P3">Exemplo de entrada : '<text:a xlink:type="simple" xlink:href="http://www.exemplo.com/public_html/index.php" text:style-name="Internet_20_link" text:visited-style-name="Visited_20_Internet_20_Link">www.ex</text:a><text:a xlink:type="simple" xlink:href="http://www.exemplo.com/public_html/index.php" text:style-name="Internet_20_link" text:visited-style-name="Visited_20_Internet_20_Link"><text:span text:style-name="T12">e</text:span></text:a><text:a xlink:type="simple" xlink:href="http://www.exemplo.com/public_html/index.php" text:style-name="Internet_20_link" text:visited-style-name="Visited_20_Internet_20_Link">mpl</text:a><text:a xlink:type="simple" xlink:href="http://www.exemplo.com/public_html/index.php" text:style-name="Internet_20_link" text:visited-style-name="Visited_20_Internet_20_Link"><text:span text:style-name="T12">o</text:span></text:a><text:a xlink:type="simple" xlink:href="http://www.exemplo.com/public_html/index.php" text:style-name="Internet_20_link" text:visited-style-name="Visited_20_Internet_20_Link">.com/public_html/index.php</text:a>' --<text:span text:style-name="T14">&gt; </text:span>Exemplo de saída : 'index.php' </text:p>
      <text:p text:style-name="P3"/>
      <text:p text:style-name="P6">Pista extra --&gt; Tamén se pode facer de xeito máis áxil coa función basename</text:p>
      <text:p text:style-name="P3"/>
      <text:p text:style-name="P4"><text:span text:style-name="T4">Cadeas</text:span><text:span text:style-name="T2"> </text:span><text:span text:style-name="T5">5</text:span></text:p>
      <text:p text:style-name="P3"><text:span text:style-name="T14">Extraia o nome de usuario dunha conta de correo electrónico</text:span></text:p>
      <text:p text:style-name="P3">Exemplo de entrada : <text:a xlink:type="simple" xlink:href="mailto:'jose@exemplo.gal" text:style-name="Internet_20_link" text:visited-style-name="Visited_20_Internet_20_Link">'</text:a><text:a xlink:type="simple" xlink:href="mailto:'jose@exemplo.gal" text:style-name="Internet_20_link" text:visited-style-name="Visited_20_Internet_20_Link"><text:span text:style-name="T12">jose</text:span></text:a><text:a xlink:type="simple" xlink:href="mailto:'jose@exemplo.gal" text:style-name="Internet_20_link" text:visited-style-name="Visited_20_Internet_20_Link">@ex</text:a><text:a xlink:type="simple" xlink:href="mailto:'jose@exemplo.gal" text:style-name="Internet_20_link" text:visited-style-name="Visited_20_Internet_20_Link"><text:span text:style-name="T12">e</text:span></text:a><text:a xlink:type="simple" xlink:href="mailto:'jose@exemplo.gal" text:style-name="Internet_20_link" text:visited-style-name="Visited_20_Internet_20_Link">mpl</text:a><text:a xlink:type="simple" xlink:href="mailto:'jose@exemplo.gal" text:style-name="Internet_20_link" text:visited-style-name="Visited_20_Internet_20_Link"><text:span text:style-name="T12">o</text:span></text:a><text:a xlink:type="simple" xlink:href="mailto:'jose@exemplo.gal" text:style-name="Internet_20_link" text:visited-style-name="Visited_20_Internet_20_Link">.</text:a><text:a xlink:type="simple" xlink:href="mailto:'jose@exemplo.gal" text:style-name="Internet_20_link" text:visited-style-name="Visited_20_Internet_20_Link"><text:span text:style-name="T12">gal</text:span></text:a>' --<text:span text:style-name="T14">&gt; </text:span>Exemplo de saída : '<text:span text:style-name="T12">jose</text:span>' </text:p>
      <text:p text:style-name="P3"/>
      <text:p text:style-name="P4"><text:span text:style-name="T4">Cadeas</text:span><text:span text:style-name="T2"> </text:span><text:span text:style-name="T5">6</text:span></text:p>
      <text:p text:style-name="P3"><text:span text:style-name="T12">Obteña os tres últimos caracteres dunha cadea:</text:span></text:p>
      <text:p text:style-name="P4">Exemplo de entrada : <text:a xlink:type="simple" xlink:href="mailto:'jose@exemplo.gal" text:style-name="Internet_20_link" text:visited-style-name="Visited_20_Internet_20_Link">'</text:a><text:a xlink:type="simple" xlink:href="mailto:'jose@exemplo.gal" text:style-name="Internet_20_link" text:visited-style-name="Visited_20_Internet_20_Link"><text:span text:style-name="T12">jose</text:span></text:a><text:a xlink:type="simple" xlink:href="mailto:'jose@exemplo.gal" text:style-name="Internet_20_link" text:visited-style-name="Visited_20_Internet_20_Link">@ex</text:a><text:a xlink:type="simple" xlink:href="mailto:'jose@exemplo.gal" text:style-name="Internet_20_link" text:visited-style-name="Visited_20_Internet_20_Link"><text:span text:style-name="T12">e</text:span></text:a><text:a xlink:type="simple" xlink:href="mailto:'jose@exemplo.gal" text:style-name="Internet_20_link" text:visited-style-name="Visited_20_Internet_20_Link">mpl</text:a><text:a xlink:type="simple" xlink:href="mailto:'jose@exemplo.gal" text:style-name="Internet_20_link" text:visited-style-name="Visited_20_Internet_20_Link"><text:span text:style-name="T12">o</text:span></text:a><text:a xlink:type="simple" xlink:href="mailto:'jose@exemplo.gal" text:style-name="Internet_20_link" text:visited-style-name="Visited_20_Internet_20_Link">.</text:a><text:a xlink:type="simple" xlink:href="mailto:'jose@exemplo.gal" text:style-name="Internet_20_link" text:visited-style-name="Visited_20_Internet_20_Link"><text:span text:style-name="T12">gal</text:span></text:a>' --<text:span text:style-name="T14">&gt; </text:span>Exemplo de saída : '<text:span text:style-name="T12">gal</text:span>' </text:p>
      <text:p text:style-name="P3"/>
      <text:p text:style-name="P4"><text:span text:style-name="T4">Cadeas</text:span><text:span text:style-name="T2"> </text:span><text:span text:style-name="T5">7</text:span></text:p>
      <text:p text:style-name="P3"><text:span text:style-name="T12">Reemplace a primeira ocurrencia da cadea ‘este’ por ‘aquel”</text:span></text:p>
      <text:p text:style-name="P4">Exemplo de entrada : '<text:span text:style-name="T12">este é un lapis estupendo</text:span>' --<text:span text:style-name="T14">&gt; </text:span>Exemplo de saída : ‘<text:span text:style-name="T12">aquel é un lapis estupendo’</text:span></text:p>
      <text:p text:style-name="P3"/>
      <text:p text:style-name="P5"><text:span text:style-name="T4">Cadeas</text:span><text:span text:style-name="T2"> </text:span><text:span text:style-name="T6">8</text:span></text:p>
      <text:p text:style-name="P3"><text:span text:style-name="T14">Atope o primeiro carácter que é diferente entre dúas cadeas</text:span></text:p>
      <text:p text:style-name="P3"><text:span text:style-name="T12">Cadea</text:span>1 : '<text:span text:style-name="T12">casa</text:span>'<text:tab/><text:span text:style-name="T12">Cadea</text:span>2 : '<text:span text:style-name="T12">cata</text:span>'<text:tab/>--<text:span text:style-name="T14">&gt; </text:span>Exemplo de saída : <text:span text:style-name="T14">Primeira diferenza na posición</text:span> <text:span text:style-name="T14">3</text:span>: "<text:span text:style-name="T12">s</text:span>" vs "<text:span text:style-name="T12">t</text:span>"</text:p>
      <text:p text:style-name="P3"/>
      <text:p text:style-name="P5"><text:span text:style-name="T4">Cadeas</text:span><text:span text:style-name="T2"> </text:span><text:span text:style-name="T6">9</text:span></text:p>
      <text:p text:style-name="P7">Mostra o dominio dunha conta de correo</text:p>
      <text:p text:style-name="P5">Exemplo de entrada : <text:a xlink:type="simple" xlink:href="mailto:''jose@exemplo.gal" text:style-name="Internet_20_link" text:visited-style-name="Visited_20_Internet_20_Link">''</text:a><text:a xlink:type="simple" xlink:href="mailto:''jose@exemplo.gal" text:style-name="Internet_20_link" text:visited-style-name="Visited_20_Internet_20_Link"><text:span text:style-name="T12">jose</text:span></text:a><text:a xlink:type="simple" xlink:href="mailto:''jose@exemplo.gal" text:style-name="Internet_20_link" text:visited-style-name="Visited_20_Internet_20_Link">@ex</text:a><text:a xlink:type="simple" xlink:href="mailto:''jose@exemplo.gal" text:style-name="Internet_20_link" text:visited-style-name="Visited_20_Internet_20_Link"><text:span text:style-name="T12">e</text:span></text:a><text:a xlink:type="simple" xlink:href="mailto:''jose@exemplo.gal" text:style-name="Internet_20_link" text:visited-style-name="Visited_20_Internet_20_Link">mpl</text:a><text:a xlink:type="simple" xlink:href="mailto:''jose@exemplo.gal" text:style-name="Internet_20_link" text:visited-style-name="Visited_20_Internet_20_Link"><text:span text:style-name="T12">o</text:span></text:a><text:a xlink:type="simple" xlink:href="mailto:''jose@exemplo.gal" text:style-name="Internet_20_link" text:visited-style-name="Visited_20_Internet_20_Link">.</text:a><text:a xlink:type="simple" xlink:href="mailto:''jose@exemplo.gal" text:style-name="Internet_20_link" text:visited-style-name="Visited_20_Internet_20_Link"><text:span text:style-name="T12">gal</text:span></text:a>' --<text:span text:style-name="T14">&gt; </text:span>Exemplo de saída : 'ex<text:span text:style-name="T14">e</text:span>mpl<text:span text:style-name="T14">o</text:span>.<text:span text:style-name="T14">gal</text:span>'</text:p>
      <text:p text:style-name="P3"/>
      <text:p text:style-name="P5"><text:span text:style-name="T4">Cadeas</text:span><text:span text:style-name="T2"> </text:span><text:span text:style-name="T6">10</text:span></text:p>
      <text:p text:style-name="P5"><text:span text:style-name="T14">Elimina os 0’s a esquerda</text:span></text:p>
      <text:p text:style-name="P5">Exemplo de entrada : '000<text:span text:style-name="T14">32</text:span>7023.24'</text:p>
      <text:p text:style-name="P3">Exemplo de saída : '<text:span text:style-name="T14">32</text:span>7023.24'</text:p>
      <text:p text:style-name="P3"/>
      <text:p text:style-name="P5"><text:span text:style-name="T4">Cadeas</text:span><text:span text:style-name="T2"> </text:span><text:span text:style-name="T6">11 a 15</text:span></text:p>
      <text:p text:style-name="P5"><text:span text:style-name="T14">Propón e soluciona cinco exercicios nos que se faga uso de funcións relacionadas con cadeas. Creatividade ó poder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nonymousPro" svg:font-family="AnonymousPro" style:font-family-generic="roman" style:font-pitch="variable"/>
    <style:font-face style:name="AnonymousPro-Bold" svg:font-family="AnonymousPro-Bold" style:font-family-generic="roman" style:font-pitch="variable"/>
    <style:font-face style:name="AnonymousPro-Italic" svg:font-family="AnonymousPro-Italic" style:font-family-generic="roman" style:font-pitch="variable"/>
    <style:font-face style:name="Liberation Serif" svg:font-family="'Liberation Serif'" style:font-family-generic="roman" style:font-pitch="variable"/>
    <style:font-face style:name="LinLibertine" svg:font-family="LinLibertine" style:font-family-generic="roman" style:font-pitch="variable"/>
    <style:font-face style:name="OpenSans-Bold" svg:font-family="OpenSans-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67df" officeooo:paragraph-rsid="001ae25a"/>
    </style:style>
    <style:style style:name="MP2" style:family="paragraph" style:parent-style-name="Footer">
      <style:text-properties officeooo:rsid="000a67df" officeooo:paragraph-rsid="001ae25a"/>
    </style:style>
    <style:style style:name="MT1" style:family="text">
      <style:text-properties officeooo:rsid="001ae2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esarrollo web en contorno servidor<text:tab/><text:tab/></text:span>Desenvolvemento de aplicacións web</text:p>
      </style:header>
      <style:footer>
        <text:p text:style-name="MP2">LVJ<text:tab/><text:tab/><text:tab/><text:tab/><text:tab/><text:tab/><text:tab/><text:tab/><text:tab/><text:tab/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3:41:58.719000000</meta:creation-date>
    <dc:date>2018-10-11T20:42:17.172000000</dc:date>
    <meta:editing-duration>PT9M8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42" meta:word-count="326" meta:character-count="1907" meta:non-whitespace-character-count="1616"/>
  </office:meta>
</office:document-meta>
</file>